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024348" officeooo:paragraph-rsid="000414c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ff0000" style:font-name="Liberation Serif" fo:font-size="20pt" fo:letter-spacing="normal" fo:font-style="normal" fo:font-weight="bold" officeooo:rsid="00024348" officeooo:paragraph-rsid="00024348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ff0000" style:font-name="Liberation Serif" fo:font-size="20pt" fo:letter-spacing="normal" fo:font-style="normal" fo:font-weight="bold" officeooo:rsid="00024348" officeooo:paragraph-rsid="000414c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a6099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a6099" style:font-name="Liberation Serif" fo:font-size="12pt" fo:letter-spacing="normal" fo:font-style="normal" fo:font-weight="bold" officeooo:rsid="00024348" officeooo:paragraph-rsid="000414c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/>
      <style:text-properties fo:color="#2a6099" style:font-name="Liberation Serif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paragraph-properties fo:line-height="100%"/>
      <style:text-properties fo:font-variant="normal" fo:text-transform="none" fo:color="#4270a1" style:font-name="Open Sans" fo:font-size="13.5pt" fo:letter-spacing="normal" fo:font-style="normal" fo:font-weight="normal" officeooo:paragraph-rsid="000468bc" style:font-size-asian="12pt" style:font-size-complex="12pt"/>
    </style:style>
    <style:style style:name="P11" style:family="paragraph" style:parent-style-name="Standard">
      <style:paragraph-properties fo:line-height="100%"/>
      <style:text-properties fo:color="#000000" style:font-name="Liberation Serif" fo:font-size="12pt" style:font-size-asian="12pt" style:font-size-complex="12pt"/>
    </style:style>
    <style:style style:name="P12" style:family="paragraph" style:parent-style-name="Standard" style:list-style-name="L14">
      <style:paragraph-properties fo:line-height="100%"/>
      <style:text-properties fo:color="#000000" style:font-name="Liberation Serif" fo:font-size="12pt" officeooo:paragraph-rsid="0004c843" style:font-size-asian="12pt" style:font-size-complex="12pt"/>
    </style:style>
    <style:style style:name="P13" style:family="paragraph" style:parent-style-name="Standard" style:list-style-name="L15">
      <style:paragraph-properties fo:line-height="100%"/>
      <style:text-properties fo:color="#000000" style:font-name="Liberation Serif" fo:font-size="12pt" style:font-size-asian="12pt" style:font-size-complex="12pt"/>
    </style:style>
    <style:style style:name="P14" style:family="paragraph" style:parent-style-name="Standard" style:list-style-name="L16">
      <style:paragraph-properties fo:line-height="100%"/>
      <style:text-properties fo:color="#000000" style:font-name="Liberation Serif" fo:font-size="12pt" style:font-size-asian="12pt" style:font-size-complex="12pt"/>
    </style:style>
    <style:style style:name="P15" style:family="paragraph" style:parent-style-name="Standard">
      <style:paragraph-properties fo:line-height="100%"/>
      <style:text-properties fo:color="#000000" style:font-name="Liberation Serif" fo:font-size="12pt" officeooo:paragraph-rsid="000414cd" style:font-size-asian="12pt" style:font-size-complex="12pt"/>
    </style:style>
    <style:style style:name="P16" style:family="paragraph" style:parent-style-name="Standard" style:list-style-name="L17">
      <style:paragraph-properties fo:line-height="100%"/>
      <style:text-properties fo:color="#000000" style:font-name="Liberation Serif" fo:font-size="12pt" style:font-size-asian="12pt" style:font-size-complex="12pt"/>
    </style:style>
    <style:style style:name="P17" style:family="paragraph" style:parent-style-name="Standard" style:list-style-name="L18">
      <style:paragraph-properties fo:line-height="100%"/>
      <style:text-properties fo:color="#000000" style:font-name="Liberation Serif" fo:font-size="12pt" style:font-size-asian="12pt" style:font-size-complex="12pt"/>
    </style:style>
    <style:style style:name="P18" style:family="paragraph" style:parent-style-name="Standard" style:list-style-name="L20">
      <style:paragraph-properties fo:line-height="100%"/>
      <style:text-properties fo:color="#000000" style:font-name="Liberation Serif" fo:font-size="12pt" style:font-size-asian="12pt" style:font-size-complex="12pt"/>
    </style:style>
    <style:style style:name="P19" style:family="paragraph" style:parent-style-name="Standard" style:list-style-name="L22">
      <style:paragraph-properties fo:line-height="100%"/>
      <style:text-properties fo:color="#000000" style:font-name="Liberation Serif" fo:font-size="12pt" officeooo:paragraph-rsid="000468bc" style:font-size-asian="12pt" style:font-size-complex="12pt"/>
    </style:style>
    <style:style style:name="P20" style:family="paragraph" style:parent-style-name="Standard">
      <style:paragraph-properties fo:line-height="100%"/>
      <style:text-properties fo:color="#000000" style:font-name="Liberation Serif" fo:font-size="12pt" officeooo:paragraph-rsid="0004c843" style:font-size-asian="12pt" style:font-size-complex="12pt"/>
    </style:style>
    <style:style style:name="P21" style:family="paragraph" style:parent-style-name="Standard">
      <style:paragraph-properties fo:line-height="100%"/>
      <style:text-properties fo:color="#2a6099" style:font-name="Liberation Serif" fo:font-size="12pt" fo:font-weight="bold" officeooo:paragraph-rsid="0004c84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officeooo:paragraph-rsid="0004c843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officeooo:paragraph-rsid="000468bc" style:font-size-asian="12pt" style:font-size-complex="12pt"/>
    </style:style>
    <style:style style:name="P26" style:family="paragraph" style:parent-style-name="Standard" style:list-style-name="L24">
      <style:paragraph-properties fo:margin-top="0cm" fo:margin-bottom="0cm" loext:contextual-spacing="false" fo:line-height="100%"/>
      <style:text-properties officeooo:paragraph-rsid="0004c843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2a6099" style:font-name="Liberation Serif" fo:font-size="12pt" officeooo:paragraph-rsid="0004c843" style:font-size-asian="12pt" style:font-size-complex="12pt"/>
    </style:style>
    <style:style style:name="P28" style:family="paragraph" style:parent-style-name="Table_20_Contents" style:list-style-name="L21">
      <style:paragraph-properties fo:line-height="100%"/>
      <style:text-properties fo:color="#000000" style:font-name="Liberation Serif" fo:font-size="12pt" officeooo:paragraph-rsid="0004c843" style:font-size-asian="12pt" style:font-size-complex="12pt"/>
    </style:style>
    <style:style style:name="P29" style:family="paragraph" style:parent-style-name="Table_20_Contents">
      <style:paragraph-properties fo:line-height="100%"/>
      <style:text-properties fo:color="#000000" style:font-name="Liberation Serif" fo:font-size="12pt" officeooo:paragraph-rsid="000468bc" style:font-size-asian="12pt" style:font-size-complex="12pt"/>
    </style:style>
    <style:style style:name="P30" style:family="paragraph" style:parent-style-name="Table_20_Contents">
      <style:paragraph-properties fo:line-height="100%"/>
      <style:text-properties fo:color="#000000" style:font-name="Liberation Serif" fo:font-size="12pt" officeooo:paragraph-rsid="0004c843" style:font-size-asian="12pt" style:font-size-complex="12pt"/>
    </style:style>
    <style:style style:name="P31" style:family="paragraph" style:parent-style-name="Table_20_Contents">
      <style:paragraph-properties fo:line-height="100%"/>
      <style:text-properties fo:color="#2a6099" style:font-name="Liberation Serif" fo:font-size="12pt" fo:font-weight="bold" officeooo:paragraph-rsid="0004c843" style:font-size-asian="12pt" style:font-weight-asian="bold" style:font-size-complex="12pt" style:font-weight-complex="bold"/>
    </style:style>
    <style:style style:name="P32" style:family="paragraph" style:parent-style-name="Table_20_Contents" style:list-style-name="L2">
      <style:paragraph-properties fo:margin-top="0cm" fo:margin-bottom="0.499cm" loext:contextual-spacing="false"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3" style:family="paragraph" style:parent-style-name="Table_20_Contents" style:list-style-name="L3">
      <style:paragraph-properties fo:margin-top="0cm" fo:margin-bottom="0.499cm" loext:contextual-spacing="false"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4" style:family="paragraph" style:parent-style-name="Table_20_Contents" style:list-style-name="L8">
      <style:paragraph-properties fo:margin-top="0cm" fo:margin-bottom="0.499cm" loext:contextual-spacing="false"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5" style:family="paragraph" style:parent-style-name="Table_20_Contents" style:list-style-name="L9">
      <style:paragraph-properties fo:margin-top="0cm" fo:margin-bottom="0.499cm" loext:contextual-spacing="false"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6" style:family="paragraph" style:parent-style-name="Table_20_Contents" style:list-style-name="L4">
      <style:paragraph-properties fo:margin-top="0cm" fo:margin-bottom="0.499cm" loext:contextual-spacing="false" fo:line-height="100%" fo:text-align="start" style:justify-single-word="false" fo:orphans="2" fo:widows="2"/>
      <style:text-properties fo:color="#000000" style:font-name="Liberation Serif" fo:font-size="12p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.159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024348" style:font-size-asian="12pt" style:font-size-complex="12pt"/>
    </style:style>
    <style:style style:name="P38" style:family="paragraph" style:parent-style-name="Table_20_Contents" style:list-style-name="L7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024348" style:font-size-asian="12pt" style:font-size-complex="12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a6099" style:font-name="Liberation Serif" fo:font-size="12pt" fo:letter-spacing="normal" fo:font-style="normal" fo:font-weight="bold" officeooo:paragraph-rsid="00024348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1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2" style:family="paragraph" style:parent-style-name="Table_20_Contents" style:list-style-name="L6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0468bc" style:font-size-asian="12pt" style:font-size-complex="12pt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0468bc" style:font-size-asian="12pt" style:font-size-complex="12pt"/>
    </style:style>
    <style:style style:name="P44" style:family="paragraph" style:parent-style-name="Table_20_Contents" style:list-style-name="L10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2a6099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left="0cm" fo:margin-right="0cm" fo:margin-top="0cm" fo:margin-bottom="0.159cm" loext:contextual-spacing="false" fo:text-indent="0cm" style:auto-text-indent="false"/>
      <style:text-properties style:font-name="Ari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a6099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Liberation Serif" fo:font-size="12pt" style:font-size-asian="12pt" style:font-size-complex="12pt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a6099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51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0468bc" style:font-size-asian="12pt" style:font-size-complex="12pt"/>
    </style:style>
    <style:style style:name="P52" style:family="paragraph" style:parent-style-name="Text_20_body" style:list-style-name="L23">
      <style:paragraph-properties fo:margin-top="0cm" fo:margin-bottom="0cm" loext:contextual-spacing="false" fo:line-height="100%" fo:text-align="start" style:justify-single-word="false" fo:orphans="2" fo:widows="2"/>
      <style:text-properties officeooo:paragraph-rsid="000468bc"/>
    </style:style>
    <style:style style:name="P53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/>
      <style:text-properties officeooo:paragraph-rsid="000468bc"/>
    </style:style>
    <style:style style:name="P54" style:family="paragraph" style:parent-style-name="Text_20_body" style:list-style-name="L12">
      <style:paragraph-properties fo:margin-top="0cm" fo:margin-bottom="0cm" loext:contextual-spacing="false" fo:line-height="100%"/>
      <style:text-properties fo:color="#000000" style:font-name="Liberation Serif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414cd"/>
    </style:style>
    <style:style style:name="T9" style:family="text">
      <style:text-properties officeooo:rsid="000468bc"/>
    </style:style>
    <style:style style:name="T10" style:family="text">
      <style:text-properties fo:color="#2a6099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style:font-name="Liberation Serif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ol Objetiva 1</text:p>
      <text:p text:style-name="P2"/>
      <text:p text:style-name="P6">Questão 1/10</text:p>
      <text:p text:style-name="P9">A plataforma Android nos permite o envio de parâmetros à Activity a ser criada através da Intent.</text:p>
      <text:p text:style-name="P22">Para adicionarmos um parâmetro a uma Intent, devemos utilizar o método:</text:p>
      <text:list xml:id="list2679038299" text:style-name="L1">
        <text:list-item>
          <text:p text:style-name="P41">putExtra()</text:p>
        </text:list-item>
      </text:list>
      <text:p text:style-name="P45"/>
      <text:p text:style-name="P47">Questão 2/10</text:p>
      <text:p text:style-name="P50">A Plataforma Android prevê um método especial para informar que a Activity que está sendo iniciada deve retornar um resultado ao Sistema Android, que posteriormente será capturado pela Activity que disparou a requisição. Este método é chamado de:</text:p>
      <text:list xml:id="list1176167402" text:style-name="L2">
        <text:list-item>
          <text:p text:style-name="P32">startActivityForResult()</text:p>
        </text:list-item>
      </text:list>
      <text:p text:style-name="P47">Questão 3/10</text:p>
      <text:p text:style-name="P50">Quando iniciamos uma Activity ela parte do estado de não existente para o estado de primeiro plano. Para que isso ocorra, ela passa por três métodos. São eles, em sequência:</text:p>
      <text:list xml:id="list248321877" text:style-name="L3">
        <text:list-item>
          <text:p text:style-name="P33">onCreate(), onStart(), onResume()</text:p>
        </text:list-item>
      </text:list>
      <text:p text:style-name="P47">Questão 4/10</text:p>
      <text:p text:style-name="P50">Na plataforma Android, utilizamos um componente de mensagem para solicitar uma ação a outro componente de aplicativo. Este componente é conhecido como:</text:p>
      <text:list xml:id="list2976325285" text:style-name="L4">
        <text:list-item>
          <text:p text:style-name="P36"><text:span text:style-name="T3">Intent</text:span></text:p>
        </text:list-item>
      </text:list>
      <text:p text:style-name="P47">Questão 5/10</text:p>
      <text:p text:style-name="P50">Para que uma Activity retorne um resultado, esta deve executar uma chamada a um determinado método, informando o código de retorno e a Intent que possui os dados a serem retornados.</text:p>
      <text:p text:style-name="P51">Este método é conhecido como:</text:p>
      <text:list xml:id="list262685009" text:style-name="L23">
        <text:list-item>
          <text:p text:style-name="P52"><text:span text:style-name="T5">setResult();</text:span></text:p>
        </text:list-item>
      </text:list>
      <text:p text:style-name="P53"><text:span text:style-name="T5"/></text:p>
      <text:p text:style-name="P47">Questão 6/10</text:p>
      <text:p text:style-name="P50">Um dos quatro estados de uma Activity é “A Activity está em pausa”. Isto ocorre quando:</text:p>
      <text:list xml:id="list2121545542" text:style-name="L6">
        <text:list-item>
          <text:p text:style-name="P42">A Activity saiu de primeiro plano, mas ainda está parcialmente visível.</text:p>
        </text:list-item>
      </text:list>
      <text:p text:style-name="P43"/>
      <text:p text:style-name="P43"><text:span text:style-name="T10">Questão 7/10</text:span><text:line-break/>Sabemos que a arquitetura Android é organizada em pilhas, divididas em camadas. Qual das alternativas descreve camadas da arquitetura Android?</text:p>
      <text:list xml:id="list2538625691" text:style-name="L7">
        <text:list-item>
          <text:p text:style-name="P38">Application Framework, Applications, Linux Kernel, Libraries, Android Runtime.</text:p>
        </text:list-item>
      </text:list>
      <text:p text:style-name="P37"/>
      <text:p text:style-name="P39">Questão 8/10</text:p>
      <text:p text:style-name="P50">Durante a passagem de parâmetros entre as Activities, ficamos restritos aos tipos comuns como booleans, integers, chars e bytes por exemplo.</text:p>
      <text:p text:style-name="P50">Para que possamos enviar um tipo de dado complexo, devemos garantir que este objeto é:</text:p>
      <text:list xml:id="list46466211" text:style-name="L8">
        <text:list-item>
          <text:p text:style-name="P34">Serializavel</text:p>
        </text:list-item>
      </text:list>
      <text:p text:style-name="P49">Questão 9/10</text:p>
      <text:p text:style-name="P50">Toda Activity deve possuir um arquivo associado a ela, que representa a interface visível ao usuário.</text:p>
      <text:p text:style-name="P50">Este arquivo é desenvolvido a partir da linguagem:</text:p>
      <text:list xml:id="list2093825554" text:style-name="L9">
        <text:list-item>
          <text:p text:style-name="P35">xml</text:p>
        </text:list-item>
      </text:list>
      <text:p text:style-name="P47">Questão 10/10</text:p>
      <text:p text:style-name="P50">Quando criamos um aplicativo no ambiente Android Studio, observamos um conjunto de pastas: App, manifets, java, res, Graddle Scripts. Em qual pasta são colocados os layouts de aplicação?</text:p>
      <text:list xml:id="list1599098855" text:style-name="L10">
        <text:list-item>
          <text:p text:style-name="P44">Res</text:p>
        </text:list-item>
      </text:list>
      <text:p text:style-name="P40"/>
      <text:p text:style-name="P5"/>
      <text:p text:style-name="P5">Apol Objetiva <text:span text:style-name="T8">2</text:span></text:p>
      <text:p text:style-name="P3"/>
      <text:p text:style-name="P7">Questão 1/10</text:p>
      <text:p text:style-name="P23">As preferências salvas através do formato fornecido pela Plataforma Android no modelo pareado facilitam a gravação e recuperação de dados. Sobre este formato, podemos afirmar que:</text:p>
      <text:list xml:id="list3191449980" text:style-name="L12">
        <text:list-item>
          <text:p text:style-name="P54">É possível <text:span text:style-name="T7">restringir</text:span> o acesso somente a nível de Activity, <text:span text:style-name="T8">é</text:span> possível fornecer acesso a todos os aplicativos</text:p>
        </text:list-item>
      </text:list>
      <text:p text:style-name="P48"><text:span text:style-name="T3"/></text:p>
      <text:p text:style-name="P48"><text:span text:style-name="T6">Questão 2/10</text:span><text:span text:style-name="T10"> </text:span><text:line-break/>O Ambiente Android trabalha a segurança dos aplicativos através do princípio do privilegio mínimo.</text:p>
      <text:p text:style-name="P11">Isto quer dizer que:</text:p>
      <text:list xml:id="list4065121227" text:style-name="L14">
        <text:list-item>
          <text:p text:style-name="P12">Os aplicativos devem solicitar privilégios necessários para sua execução.</text:p>
        </text:list-item>
      </text:list>
      <text:p text:style-name="P20"><text:span text:style-name="T3"/></text:p>
      <text:p text:style-name="P21"><text:span text:style-name="T2">Questão 3/10</text:span></text:p>
      <text:p text:style-name="P11">A gravação de dados em SharedPreferences é bastante simplificada, através da instancia do objeto chamado SharedPreferences.Editor.</text:p>
      <text:p text:style-name="P11">Uma vez instanciado este objeto, editamos os valores String através do comando:</text:p>
      <text:list xml:id="list1088508668" text:style-name="L15">
        <text:list-item>
          <text:p text:style-name="P13">putString()</text:p>
        </text:list-item>
      </text:list>
      <text:p text:style-name="P11"/>
      <text:p text:style-name="P6">Questão 4/10</text:p>
      <text:p text:style-name="P11">Para que uma Activity retorne um resultado, esta deve executar uma chamada a um determinado método, informando o código de retorno e a Intent que possui os dados a serem retornados.</text:p>
      <text:p text:style-name="P11">Este método é conhecido como:</text:p>
      <text:list xml:id="list350291532" text:style-name="L16">
        <text:list-item>
          <text:p text:style-name="P14">setResult();</text:p>
        </text:list-item>
      </text:list>
      <text:p text:style-name="P11"/>
      <text:p text:style-name="P6">Questão 5/10</text:p>
      <text:p text:style-name="P15">Para se emitir uma notificação, passamos o objeto que contém a notificação ao sistema chamando o método NotificationManager.notify(). Sobre o objeto passado podemos afirmar que:</text:p>
      <text:list xml:id="list3215481200" text:style-name="L17">
        <text:list-item>
          <text:p text:style-name="P16">Este objeto deve ter seu ícone pequeno, uma imagem e um texto de detalhes</text:p>
        </text:list-item>
      </text:list>
      <text:p text:style-name="P11"/>
      <text:p text:style-name="P6">Questão 6/10</text:p>
      <text:p text:style-name="P11">Um adaptador é um objeto que cria uma ponte entre uma AdapterView e os dados para aquela View.</text:p>
      <text:p text:style-name="P11">Um Adapter muito utilizado no Ambiente Android é o:</text:p>
      <text:list xml:id="list4128553334" text:style-name="L18">
        <text:list-item>
          <text:p text:style-name="P17">BaseAdapter</text:p>
        </text:list-item>
      </text:list>
      <text:p text:style-name="P8"><text:span text:style-name="T2">Questão 7/10</text:span></text:p>
      <text:p text:style-name="P24">A Plataforma Android oferece suporte nativo para o SQLLite, uma pequena biblioteca que ofecere acesso a uma base de dados racional SQL. Sobre o SQLLite podemos afirmar que:</text:p>
      <text:list xml:id="list1884825227" text:style-name="L24">
        <text:list-item>
          <text:p text:style-name="P26"><text:span text:style-name="T12">Não existe a necessidade de se estabelecer qualquer tipo de conexão JDBC</text:span></text:p>
        </text:list-item>
      </text:list>
      <text:p text:style-name="P24"/>
      <text:p text:style-name="P27"><text:span text:style-name="T4">Questão 8/10</text:span></text:p>
      <text:p text:style-name="P27"><text:span text:style-name="T11">Na plataforma Android é possível a gravação de preferencias em nível de Activity utilizando-se o comando getPreferences(). Para a gravação de preferencias em nível de aplicação utilizamos:</text:span></text:p>
      <text:list xml:id="list1207255635" text:style-name="L20">
        <text:list-item>
          <text:p text:style-name="P18">getSharedPreferences()</text:p>
        </text:list-item>
      </text:list>
      <text:p text:style-name="P11"/>
      <text:p text:style-name="P6">Questão 9/10</text:p>
      <text:p text:style-name="P11">Para recebermos o objeto complexo na Activity destino é necessário que, além de capturarmos o parâmetro através do comando getSerializableExtra() executemos uma ação que garanta a reconstrução deste objeto. Esta ação é conhecida como:</text:p>
      <text:list xml:id="list2975035354" text:style-name="L21">
        <text:list-item>
          <text:p text:style-name="P28">Conversão de tipo (Type Casting)</text:p>
        </text:list-item>
      </text:list>
      <text:p text:style-name="P30"><text:span text:style-name="T3"/></text:p>
      <text:p text:style-name="P31"><text:span text:style-name="T2">Questão 10/10</text:span></text:p>
      <text:p text:style-name="P25">Utilizamos AsyncTasks para operações simples que não requeiram o download de muitos dados, por exemplo. Sobre as AsyncTasks podemos dizer:</text:p>
      <text:list xml:id="list2785488545" text:style-name="L22">
        <text:list-item>
          <text:p text:style-name="P19">A tarefa pode ser executada apenas uma vez, <text:span text:style-name="T9">a</text:span> classe deve ser instanciada na UIThread.</text:p>
        </text:list-item>
      </text:list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3-04T11:46:18.653000000</dc:date>
    <meta:editing-duration>PT15M12S</meta:editing-duration>
    <meta:editing-cycles>4</meta:editing-cycles>
    <meta:document-statistic meta:table-count="0" meta:image-count="0" meta:object-count="0" meta:page-count="3" meta:paragraph-count="68" meta:word-count="719" meta:character-count="4558" meta:non-whitespace-character-count="3926"/>
  </office:meta>
</office:document-meta>
</file>